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 officeooo:rsid="000867d7" officeooo:paragraph-rsid="00044294"/>
    </style:style>
    <style:style style:name="P2" style:family="paragraph" style:parent-style-name="Standard">
      <style:text-properties style:text-underline-style="none" officeooo:rsid="000d12f8" officeooo:paragraph-rsid="000d12f8"/>
    </style:style>
    <style:style style:name="P3" style:family="paragraph" style:parent-style-name="Standard">
      <style:text-properties style:text-underline-style="none" fo:font-weight="bold" officeooo:rsid="000867d7" officeooo:paragraph-rsid="00044294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d12f8" officeooo:paragraph-rsid="000d12f8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0d12f8" officeooo:paragraph-rsid="000d12f8" style:font-weight-asian="normal" style:font-weight-complex="normal"/>
    </style:style>
    <style:style style:name="P6" style:family="paragraph" style:parent-style-name="Table_20_Contents">
      <style:text-properties officeooo:rsid="000b27d4" officeooo:paragraph-rsid="000b27d4"/>
    </style:style>
    <style:style style:name="P7" style:family="paragraph" style:parent-style-name="Standard">
      <style:text-properties style:text-underline-style="none" officeooo:rsid="000d12f8" officeooo:paragraph-rsid="000d12f8"/>
    </style:style>
    <style:style style:name="P8" style:family="paragraph" style:parent-style-name="Standard">
      <style:text-properties style:text-underline-style="none" fo:font-weight="bold" officeooo:rsid="000d4f6b" officeooo:paragraph-rsid="000d4f6b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0d4f6b" officeooo:paragraph-rsid="000d4f6b" style:font-weight-asian="normal" style:font-weight-complex="normal"/>
    </style:style>
    <style:style style:name="P10" style:family="paragraph" style:parent-style-name="Standard">
      <style:text-properties style:text-underline-style="none" officeooo:rsid="000867d7" officeooo:paragraph-rsid="000ebe3d"/>
    </style:style>
    <style:style style:name="P11" style:family="paragraph" style:parent-style-name="Table_20_Contents">
      <style:text-properties officeooo:rsid="000d4f6b" officeooo:paragraph-rsid="000d4f6b"/>
    </style:style>
    <style:style style:name="P12" style:family="paragraph" style:parent-style-name="Table_20_Contents">
      <style:text-properties officeooo:rsid="000ebe3d" officeooo:paragraph-rsid="000ebe3d"/>
    </style:style>
    <style:style style:name="P13" style:family="paragraph" style:parent-style-name="Table_20_Contents">
      <style:text-properties officeooo:paragraph-rsid="000ebe3d"/>
    </style:style>
    <style:style style:name="T1" style:family="text">
      <style:text-properties officeooo:rsid="000d12f8"/>
    </style:style>
    <style:style style:name="T2" style:family="text">
      <style:text-properties officeooo:rsid="000ebe3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Grammar pattern</text:p>
          </table:table-cell>
          <table:table-cell table:style-name="Table1.A1" office:value-type="string">
            <text:p text:style-name="P6">Rule</text:p>
          </table:table-cell>
          <table:table-cell table:style-name="Table1.C1" office:value-type="string">
            <text:p text:style-name="P6">Examples</text:p>
          </table:table-cell>
        </table:table-row>
        <table:table-row>
          <table:table-cell table:style-name="Table1.A2" office:value-type="string">
            <text:p text:style-name="P11">Negative requests</text:p>
          </table:table-cell>
          <table:table-cell table:style-name="Table1.A2" office:value-type="string">
            <text:p text:style-name="Table_20_Contents">～ないでください</text:p>
            <text:p text:style-name="Table_20_Contents"/>
            <text:p text:style-name="Text_20_body">u-verbs: ならぶ (-u) → ならばない (-anai)</text:p>
            <text:p text:style-name="Text_20_body">ru-verbs: みる (ru) → みない (nai)</text:p>
            <text:p text:style-name="Table_20_Contents"/>
          </table:table-cell>
          <table:table-cell table:style-name="Table1.C2" office:value-type="string">
            <text:p text:style-name="Table_20_Contents">ドアを閉めないでください</text:p>
            <text:p text:style-name="P11">please dont close the doo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><text:span text:style-name="T2">~</text:span>ではありません<text:span text:style-name="T2">　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To say someone said something</text:p>
          </table:table-cell>
          <table:table-cell table:style-name="Table1.A2" office:value-type="string">
            <text:p text:style-name="P12">The sentence that they said/ what they said they are going to do in plain form + と言いました</text:p>
          </table:table-cell>
          <table:table-cell table:style-name="Table1.C2" office:value-type="string">
            <text:p text:style-name="Standard">彼は明日お金を返すと言いました。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3">Godan<text:span text:style-name="T1"> verbs:</text:span></text:p>
      <text:p text:style-name="P2">include all verbs that do not end with the iru or eru sounds. 'strong' verbs because the sounds often change</text:p>
      <text:p text:style-name="P2"/>
      <text:p text:style-name="P4">Ichidan:</text:p>
      <text:p text:style-name="P5">most verbs that end with -iru or -eru. ichidan named because it has only one phase, not many letters are changed == often known as the 'weak' verbs as the ending if dropped and a suffix is added.</text:p>
      <text:p text:style-name="P2"/>
      <text:p text:style-name="P8">Transitive verbs:</text:p>
      <text:p text:style-name="P9">Verbs that accept one or more objects</text:p>
      <text:p text:style-name="P9"/>
      <text:p text:style-name="P8">Intransitive verbs:</text:p>
      <text:p text:style-name="P9">Verbs that do not accept objects (eg the door is close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09:01:25.242985589</meta:creation-date>
    <dc:date>2019-12-05T13:49:04.478911321</dc:date>
    <meta:editing-duration>PT1H27M41S</meta:editing-duration>
    <meta:editing-cycles>7</meta:editing-cycles>
    <meta:generator>LibreOffice/6.0.7.3$Linux_X86_64 LibreOffice_project/00m0$Build-3</meta:generator>
    <meta:document-statistic meta:table-count="1" meta:image-count="0" meta:object-count="0" meta:page-count="1" meta:paragraph-count="21" meta:word-count="187" meta:character-count="745" meta:non-whitespace-character-count="632"/>
  </office:meta>
</office:document-meta>
</file>